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Ubuntu"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style:font-name="Ubuntu" fo:font-size="12pt" fo:language="ca" fo:country="ES" style:text-underline-style="none" fo:font-weight="normal" officeooo:rsid="000f2853" officeooo:paragraph-rsid="000f2853"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Arial1"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1"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6" style:family="paragraph" style:parent-style-name="Standard">
      <style:paragraph-properties fo:line-height="150%" fo:text-align="justify" style:justify-single-word="false"/>
      <style:text-properties style:font-name="Arial1"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7" style:family="paragraph" style:parent-style-name="Standard">
      <style:paragraph-properties fo:line-height="150%" fo:text-align="justify" style:justify-single-word="false"/>
      <style:text-properties style:font-name="Arial1"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style:font-name="Arial1"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9" style:family="paragraph" style:parent-style-name="Standard">
      <style:paragraph-properties fo:line-height="150%" fo:text-align="start" style:justify-single-word="false"/>
      <style:text-properties style:font-name="Arial1" fo:font-size="16pt" fo:language="ca" fo:country="ES" style:text-underline-style="none" fo:font-weight="normal" officeooo:rsid="001609a3" officeooo:paragraph-rsid="001609a3" style:font-size-asian="16pt" style:font-weight-asian="normal" style:font-size-complex="16pt" style:font-weight-complex="normal"/>
    </style:style>
    <style:style style:name="P10" style:family="paragraph" style:parent-style-name="Standard">
      <style:paragraph-properties fo:line-height="150%" fo:text-align="justify" style:justify-single-word="false"/>
      <style:text-properties style:font-name="Arial1" fo:font-size="12pt" fo:language="ca" fo:country="ES" style:text-underline-style="solid" style:text-underline-width="auto" style:text-underline-color="font-color" fo:font-weight="normal" officeooo:rsid="000f2853" officeooo:paragraph-rsid="000f2853" style:font-size-asian="10.5pt" style:font-weight-asian="normal" style:font-size-complex="12pt" style:font-weight-complex="normal"/>
    </style:style>
    <style:style style:name="P11" style:family="paragraph" style:parent-style-name="Standard">
      <style:paragraph-properties fo:line-height="150%" fo:text-align="center" style:justify-single-word="false"/>
      <style:text-properties style:font-name="Arial1" fo:font-size="26pt" fo:language="ca" fo:country="ES" style:text-underline-style="solid" style:text-underline-width="auto" style:text-underline-color="font-color" fo:font-weight="bold" officeooo:rsid="001609a3" officeooo:paragraph-rsid="001609a3" style:font-size-asian="26pt" style:font-weight-asian="bold" style:font-size-complex="26pt" style:font-weight-complex="bold"/>
    </style:style>
    <style:style style:name="P12" style:family="paragraph" style:parent-style-name="Standard">
      <style:paragraph-properties fo:line-height="150%" fo:text-align="end" style:justify-single-word="false"/>
      <style:text-properties style:font-name="Arial1" fo:font-size="18pt" fo:language="ca" fo:country="ES" style:text-underline-style="solid" style:text-underline-width="auto" style:text-underline-color="font-color" fo:font-weight="normal" officeooo:rsid="001609a3" officeooo:paragraph-rsid="001609a3" style:font-size-asian="15.75pt" style:font-weight-asian="normal" style:font-size-complex="18pt" style:font-weight-complex="normal"/>
    </style:style>
    <style:style style:name="P13" style:family="paragraph" style:parent-style-name="Standard">
      <style:paragraph-properties fo:line-height="150%" fo:text-align="end" style:justify-single-word="false"/>
      <style:text-properties style:font-name="Arial1" fo:font-size="18pt" fo:language="ca" fo:country="ES" style:text-underline-style="none" fo:font-weight="normal" officeooo:rsid="001609a3" officeooo:paragraph-rsid="001609a3" style:font-size-asian="15.75pt" style:font-weight-asian="normal" style:font-size-complex="18pt" style:font-weight-complex="normal"/>
    </style:style>
    <style:style style:name="P14" style:family="paragraph" style:parent-style-name="Standard">
      <style:paragraph-properties fo:line-height="150%" fo:text-align="start" style:justify-single-word="false"/>
      <style:text-properties style:font-name="Arial1" fo:font-size="15pt" fo:language="ca" fo:country="ES" style:text-underline-style="none" fo:font-weight="normal" officeooo:rsid="001609a3" officeooo:paragraph-rsid="001609a3" style:font-size-asian="15pt" style:font-weight-asian="normal" style:font-size-complex="15pt" style:font-weight-complex="normal"/>
    </style:style>
    <style:style style:name="P15" style:family="paragraph" style:parent-style-name="Standard">
      <style:paragraph-properties fo:line-height="150%" fo:text-align="justify" style:justify-single-word="false"/>
      <style:text-properties style:font-name="Arial1" fo:font-size="13pt" fo:language="ca" fo:country="ES" style:text-underline-style="none" fo:font-weight="normal" officeooo:rsid="00162928" officeooo:paragraph-rsid="00162928" style:font-size-asian="13pt" style:font-weight-asian="normal" style:font-size-complex="13pt" style:font-weight-complex="normal"/>
    </style:style>
    <style:style style:name="P16" style:family="paragraph" style:parent-style-name="Standard">
      <style:paragraph-properties fo:line-height="150%" fo:text-align="justify" style:justify-single-word="false"/>
      <style:text-properties style:font-name="Arial1" fo:font-size="13pt" fo:language="ca" fo:country="ES" style:text-underline-style="none" fo:font-weight="normal" officeooo:rsid="00162928" officeooo:paragraph-rsid="0017e71e" style:font-size-asian="13pt" style:font-weight-asian="normal" style:font-size-complex="13pt" style:font-weight-complex="normal"/>
    </style:style>
    <style:style style:name="P17" style:family="paragraph" style:parent-style-name="Standard">
      <style:paragraph-properties fo:line-height="150%" fo:text-align="justify" style:justify-single-word="false"/>
      <style:text-properties style:font-name="Arial1" fo:font-size="13pt" fo:language="ca" fo:country="ES" style:text-underline-style="none" fo:font-weight="normal" officeooo:rsid="0017e898" officeooo:paragraph-rsid="0017e898" style:font-size-asian="11.3500003814697pt" style:font-weight-asian="normal" style:font-size-complex="13pt" style:font-weight-complex="normal"/>
    </style:style>
    <style:style style:name="P18" style:family="paragraph" style:parent-style-name="Standard">
      <style:paragraph-properties fo:line-height="150%" fo:text-align="justify" style:justify-single-word="false"/>
      <style:text-properties style:font-name="Arial1" fo:font-size="13pt" fo:language="ca" fo:country="ES" style:text-underline-style="none" fo:font-weight="normal" officeooo:rsid="001892d3" officeooo:paragraph-rsid="001892d3" style:font-size-asian="11.3500003814697pt" style:font-weight-asian="normal" style:font-size-complex="13pt" style:font-weight-complex="normal"/>
    </style:style>
    <style:style style:name="P19" style:family="paragraph" style:parent-style-name="Standard">
      <style:paragraph-properties fo:line-height="150%" fo:text-align="justify" style:justify-single-word="false" fo:break-before="page"/>
      <style:text-properties style:font-name="Arial1"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20" style:family="paragraph" style:parent-style-name="Standard">
      <style:paragraph-properties fo:line-height="150%" fo:text-align="justify" style:justify-single-word="false" fo:break-before="page"/>
      <style:text-properties style:font-name="Arial1"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21" style:family="paragraph" style:parent-style-name="Standard">
      <style:paragraph-properties fo:line-height="150%" fo:text-align="justify" style:justify-single-word="false" fo:break-before="page"/>
      <style:text-properties style:font-name="Arial1" fo:font-size="16pt" fo:language="ca" fo:country="ES" style:text-underline-style="solid" style:text-underline-width="auto" style:text-underline-color="font-color" fo:font-weight="bold" officeooo:rsid="00192aac" officeooo:paragraph-rsid="00192aac" style:font-size-asian="16pt" style:font-weight-asian="bold" style:font-size-complex="16pt" style:font-weight-complex="bold"/>
    </style:style>
    <style:style style:name="P22" style:family="paragraph" style:parent-style-name="Standard">
      <style:paragraph-properties fo:line-height="150%" fo:text-align="center" style:justify-single-word="false" fo:break-before="page"/>
      <style:text-properties style:font-name="Arial1" fo:font-size="20pt" fo:language="ca" fo:country="ES" style:text-underline-style="solid" style:text-underline-width="auto" style:text-underline-color="font-color" fo:font-weight="bold" officeooo:rsid="001609a3" officeooo:paragraph-rsid="001609a3" style:font-size-asian="20pt" style:font-weight-asian="bold" style:font-size-complex="20pt" style:font-weight-complex="bold"/>
    </style:style>
    <style:style style:name="P23" style:family="paragraph" style:parent-style-name="Standard">
      <style:paragraph-properties fo:line-height="150%" fo:text-align="justify" style:justify-single-word="false"/>
      <style:text-properties style:font-name="Arial1" fo:font-size="13pt" fo:language="ca" fo:country="ES" style:text-underline-style="none" fo:font-weight="normal" officeooo:rsid="00192aac" officeooo:paragraph-rsid="00192aac" style:font-size-asian="11.3500003814697pt" style:font-weight-asian="normal" style:font-size-complex="13pt" style:font-weight-complex="normal"/>
    </style:style>
    <style:style style:name="P24" style:family="paragraph" style:parent-style-name="Standard">
      <style:paragraph-properties fo:line-height="150%" fo:text-align="justify" style:justify-single-word="false"/>
      <style:text-properties style:font-name="Arial1"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25" style:family="paragraph" style:parent-style-name="Standard">
      <style:paragraph-properties fo:line-height="150%" fo:text-align="justify" style:justify-single-word="false"/>
      <style:text-properties style:font-name="Arial1"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26" style:family="paragraph" style:parent-style-name="Standard">
      <style:paragraph-properties fo:line-height="150%" fo:text-align="justify" style:justify-single-word="false"/>
      <style:text-properties style:font-name="Arial1" fo:font-size="16pt" fo:language="ca" fo:country="ES" style:text-underline-style="solid" style:text-underline-width="auto" style:text-underline-color="font-color" fo:font-weight="bold" officeooo:rsid="001ac29f" officeooo:paragraph-rsid="001ac29f" style:font-size-asian="16pt" style:font-weight-asian="bold" style:font-size-complex="16pt" style:font-weight-complex="bold"/>
    </style:style>
    <style:style style:name="P27" style:family="paragraph" style:parent-style-name="Standard">
      <style:paragraph-properties fo:line-height="150%" fo:text-align="justify" style:justify-single-word="false"/>
      <style:text-properties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28" style:family="paragraph" style:parent-style-name="Standard">
      <style:paragraph-properties fo:line-height="150%" fo:text-align="justify" style:justify-single-word="false"/>
      <style:text-properties fo:color="#ce181e" style:font-name="Arial1"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29" style:family="paragraph" style:parent-style-name="Standard">
      <style:paragraph-properties fo:line-height="150%" fo:text-align="justify" style:justify-single-word="false"/>
      <style:text-properties fo:color="#ce181e" style:font-name="Arial1"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30" style:family="paragraph" style:parent-style-name="Standard">
      <style:paragraph-properties fo:line-height="150%" fo:text-align="justify" style:justify-single-word="false"/>
      <style:text-properties fo:color="#ce181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31" style:family="paragraph" style:parent-style-name="Standard">
      <style:paragraph-properties fo:line-height="150%" fo:text-align="start" style:justify-single-word="false"/>
      <style:text-properties officeooo:paragraph-rsid="001609a3"/>
    </style:style>
    <style:style style:name="P32" style:family="paragraph" style:parent-style-name="Standard">
      <style:paragraph-properties fo:line-height="150%" fo:text-align="justify" style:justify-single-word="false"/>
      <style:text-properties fo:color="#000000" style:font-name="Arial1" fo:font-size="13pt" fo:language="ca" fo:country="ES" style:text-underline-style="none" fo:font-weight="normal" officeooo:rsid="001eeb1d" officeooo:paragraph-rsid="001eeb1d" style:font-size-asian="11.3500003814697pt" style:font-weight-asian="normal" style:font-size-complex="13pt" style:font-weight-complex="normal"/>
    </style:style>
    <style:style style:name="P33" style:family="paragraph" style:parent-style-name="Standard">
      <style:paragraph-properties fo:line-height="150%" fo:text-align="justify" style:justify-single-word="false"/>
      <style:text-properties fo:color="#000000"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34" style:family="paragraph" style:parent-style-name="Standard">
      <style:paragraph-properties fo:line-height="150%" fo:text-align="justify" style:justify-single-word="false"/>
      <style:text-properties fo:color="#000000" style:font-name="Arial1" fo:font-size="16pt" fo:language="ca" fo:country="ES" style:text-underline-style="solid" style:text-underline-width="auto" style:text-underline-color="font-color" fo:font-weight="bold" officeooo:rsid="001eeb1d" officeooo:paragraph-rsid="001eeb1d" style:font-size-asian="16pt" style:font-weight-asian="bold" style:font-size-complex="16pt" style:font-weight-complex="bold"/>
    </style:style>
    <style:style style:name="P35" style:family="paragraph" style:parent-style-name="Standard">
      <style:paragraph-properties fo:line-height="150%" fo:text-align="justify" style:justify-single-word="false"/>
      <style:text-properties fo:color="#ef413d" style:font-name="Arial1" fo:font-size="16pt" fo:language="ca" fo:country="ES" style:text-underline-style="solid" style:text-underline-width="auto" style:text-underline-color="font-color" fo:font-weight="bold" officeooo:rsid="001e2ce8" officeooo:paragraph-rsid="001e2ce8" fo:background-color="transparent" style:font-size-asian="16pt" style:font-weight-asian="bold" style:font-size-complex="16pt" style:font-weight-complex="bold"/>
    </style:style>
    <style:style style:name="P36" style:family="paragraph" style:parent-style-name="Standard">
      <style:paragraph-properties fo:line-height="150%" fo:text-align="justify" style:justify-single-word="false"/>
      <style:text-properties fo:color="#ef413d"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37" style:family="paragraph" style:parent-style-name="Default">
      <style:paragraph-properties fo:line-height="150%" fo:text-align="justify" style:justify-single-word="false"/>
      <style:text-properties fo:color="#000000" style:font-name="Arial1"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38" style:family="paragraph" style:parent-style-name="Default">
      <style:paragraph-properties fo:line-height="150%" fo:text-align="justify" style:justify-single-word="false"/>
      <style:text-properties fo:color="#000000"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39" style:family="paragraph" style:parent-style-name="Default">
      <style:text-properties style:font-name="Arial"/>
    </style:style>
    <style:style style:name="P40" style:family="paragraph" style:parent-style-name="Default">
      <style:paragraph-properties fo:line-height="150%" fo:text-align="justify" style:justify-single-word="false"/>
      <style:text-properties style:font-name="Arial1"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41" style:family="paragraph" style:parent-style-name="Default">
      <style:paragraph-properties fo:line-height="150%" fo:text-align="justify" style:justify-single-word="false"/>
      <style:text-properties style:font-name="Arial1"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42" style:family="paragraph" style:parent-style-name="Default">
      <style:text-properties fo:color="#ce181e"/>
    </style:style>
    <style:style style:name="P43" style:family="paragraph" style:parent-style-name="Default">
      <style:text-properties fo:color="#ce181e" style:font-name="Arial"/>
    </style:style>
    <style:style style:name="P44" style:family="paragraph" style:parent-style-name="Default">
      <style:text-properties fo:color="#ce181e" style:font-name="Arial" fo:font-size="11pt" fo:font-weight="normal" style:font-size-asian="11pt" style:font-weight-asian="normal"/>
    </style:style>
    <style:style style:name="P45" style:family="paragraph" style:parent-style-name="Default">
      <style:text-properties fo:color="#ce181e" style:font-name="Arial" fo:font-size="11pt" style:font-size-asian="11pt"/>
    </style:style>
    <style:style style:name="P46" style:family="paragraph" style:parent-style-name="Default">
      <style:text-properties fo:color="#ce181e" style:text-line-through-style="none" style:text-line-through-type="none" style:font-name="Arial" fo:font-size="11pt" style:text-underline-style="none" fo:font-weight="normal" style:font-size-asian="11pt" style:font-weight-asian="normal"/>
    </style:style>
    <style:style style:name="P47" style:family="paragraph" style:parent-style-name="Default">
      <style:text-properties fo:color="#ce181e" style:text-line-through-style="none" style:text-line-through-type="none" style:font-name="Arial" fo:font-size="11pt" style:text-underline-style="none" style:font-size-asian="11pt"/>
    </style:style>
    <style:style style:name="P48" style:family="paragraph" style:parent-style-name="Default">
      <style:text-properties fo:color="#ce181e" officeooo:paragraph-rsid="001eeb1d"/>
    </style:style>
    <style:style style:name="P49" style:family="paragraph" style:parent-style-name="Default">
      <style:text-properties fo:color="#ef413d"/>
    </style:style>
    <style:style style:name="P50" style:family="paragraph" style:parent-style-name="Default">
      <style:text-properties fo:color="#ef413d" fo:background-color="transparent"/>
    </style:style>
    <style:style style:name="P51" style:family="paragraph" style:parent-style-name="Default">
      <style:text-properties fo:color="#ef413d" officeooo:paragraph-rsid="001eeb1d" fo:background-color="transparent"/>
    </style:style>
    <style:style style:name="P52" style:family="paragraph" style:parent-style-name="Default">
      <style:text-properties fo:color="#ef413d" officeooo:paragraph-rsid="001eeb1d"/>
    </style:style>
    <style:style style:name="P53" style:family="paragraph" style:parent-style-name="Default">
      <style:paragraph-properties fo:margin-left="0cm" fo:margin-right="0cm" fo:margin-top="0cm" fo:margin-bottom="0cm" loext:contextual-spacing="false" fo:text-indent="0cm" style:auto-text-indent="false"/>
    </style:style>
    <style:style style:name="P54" style:family="paragraph" style:parent-style-name="Default">
      <style:paragraph-properties fo:margin-left="0cm" fo:margin-right="0cm" fo:margin-top="0cm" fo:margin-bottom="0cm" loext:contextual-spacing="false" fo:text-indent="0cm" style:auto-text-indent="false"/>
      <style:text-properties fo:color="#ce181e"/>
    </style:style>
    <style:style style:name="P55" style:family="paragraph" style:parent-style-name="Default">
      <style:paragraph-properties fo:margin-left="0cm" fo:margin-right="0cm" fo:margin-top="0cm" fo:margin-bottom="0.25cm" loext:contextual-spacing="false" fo:text-indent="0cm" style:auto-text-indent="false"/>
      <style:text-properties fo:color="#ce181e"/>
    </style:style>
    <style:style style:name="P56" style:family="paragraph" style:parent-style-name="Default">
      <style:paragraph-properties fo:break-before="page"/>
      <style:text-properties fo:color="#ce181e"/>
    </style:style>
    <style:style style:name="T1" style:family="text">
      <style:text-properties fo:font-size="15pt" style:font-size-asian="15pt" style:font-size-complex="15pt"/>
    </style:style>
    <style:style style:name="T2" style:family="text">
      <style:text-properties fo:font-size="15pt" officeooo:rsid="00162928" style:font-size-asian="15pt" style:font-size-complex="15pt"/>
    </style:style>
    <style:style style:name="T3" style:family="text">
      <style:text-properties fo:font-size="15pt" officeooo:rsid="00192aac" style:font-size-asian="15pt" style:font-size-complex="15pt"/>
    </style:style>
    <style:style style:name="T4" style:family="text">
      <style:text-properties fo:font-size="15pt" style:font-size-asian="13.1000003814697pt" style:font-size-complex="15pt"/>
    </style:style>
    <style:style style:name="T5" style:family="text">
      <style:text-properties fo:font-size="15pt" officeooo:rsid="00162928" style:font-size-asian="13.1000003814697pt" style:font-size-complex="15pt"/>
    </style:style>
    <style:style style:name="T6" style:family="text">
      <style:text-properties fo:font-size="15pt" style:text-underline-style="none" fo:font-weight="normal" officeooo:rsid="00192aac" style:font-size-asian="15pt" style:font-weight-asian="normal" style:font-size-complex="15pt" style:font-weight-complex="normal"/>
    </style:style>
    <style:style style:name="T7" style:family="text">
      <style:text-properties fo:font-weight="bold" style:font-weight-asian="bold" style:font-weight-complex="bold"/>
    </style:style>
    <style:style style:name="T8" style:family="text">
      <style:text-properties fo:font-weight="bold" officeooo:rsid="0017e71e"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62928" style:font-weight-asian="bold" style:font-weight-complex="bold"/>
    </style:style>
    <style:style style:name="T11" style:family="text">
      <style:text-properties style:text-underline-style="solid" style:text-underline-width="auto" style:text-underline-color="font-color" fo:font-weight="bold" style:font-size-asian="14pt" style:font-weight-asian="bold" style:font-weight-complex="bold"/>
    </style:style>
    <style:style style:name="T12" style:family="text">
      <style:text-properties style:text-underline-style="solid" style:text-underline-width="auto" style:text-underline-color="font-color" fo:font-weight="bold" officeooo:rsid="00162928" style:font-size-asian="14pt"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192aac"/>
    </style:style>
    <style:style style:name="T16" style:family="text">
      <style:text-properties officeooo:rsid="00162928"/>
    </style:style>
    <style:style style:name="T17" style:family="text">
      <style:text-properties officeooo:rsid="0017e71e"/>
    </style:style>
    <style:style style:name="T18" style:family="text">
      <style:text-properties officeooo:rsid="0017e898"/>
    </style:style>
    <style:style style:name="T19" style:family="text">
      <style:text-properties officeooo:rsid="001892d3"/>
    </style:style>
    <style:style style:name="T20" style:family="text">
      <style:text-properties officeooo:rsid="00192aac"/>
    </style:style>
    <style:style style:name="T21" style:family="text">
      <style:text-properties officeooo:rsid="001a0f30"/>
    </style:style>
    <style:style style:name="T22" style:family="text">
      <style:text-properties style:font-name="Arial" fo:font-size="11pt" style:font-size-asian="11pt"/>
    </style:style>
    <style:style style:name="T23" style:family="text">
      <style:text-properties style:font-name="Arial" fo:font-size="11pt" officeooo:rsid="001eeb1d" style:font-size-asian="11pt"/>
    </style:style>
    <style:style style:name="T24" style:family="text">
      <style:text-properties style:font-name="Arial" fo:font-size="11pt" fo:font-weight="bold" style:font-size-asian="11pt" style:font-weight-asian="bold"/>
    </style:style>
    <style:style style:name="T25" style:family="text">
      <style:text-properties style:font-name="Arial" fo:font-size="11pt" fo:font-weight="bold" fo:background-color="transparent" loext:char-shading-value="0" style:font-size-asian="11pt" style:font-weight-asian="bold"/>
    </style:style>
    <style:style style:name="T26" style:family="text">
      <style:text-properties style:font-name="Arial" fo:font-size="11pt" fo:font-weight="normal" style:font-size-asian="11pt" style:font-weight-asian="normal"/>
    </style:style>
    <style:style style:name="T27" style:family="text">
      <style:text-properties style:font-name="Arial" fo:font-size="11pt" fo:font-weight="normal" fo:background-color="transparent" loext:char-shading-value="0" style:font-size-asian="11pt" style:font-weight-asian="normal"/>
    </style:style>
    <style:style style:name="T28" style:family="text">
      <style:text-properties style:font-name="Arial" fo:font-size="11pt" fo:background-color="transparent" loext:char-shading-value="0" style:font-size-asian="11pt"/>
    </style:style>
    <style:style style:name="T29" style:family="text">
      <style:text-properties style:font-name="Arial" fo:font-size="13pt" fo:font-weight="bold" style:font-size-asian="13pt" style:font-weight-asian="bold"/>
    </style:style>
    <style:style style:name="T30" style:family="text">
      <style:text-properties style:font-name="Arial" fo:font-size="11.5pt" fo:font-weight="bold" style:font-size-asian="11.5pt" style:font-weight-asian="bold"/>
    </style:style>
    <style:style style:name="T31" style:family="text">
      <style:text-properties style:text-line-through-style="none" style:text-line-through-type="none" style:font-name="Arial"/>
    </style:style>
    <style:style style:name="T32" style:family="text">
      <style:text-properties style:text-line-through-style="none" style:text-line-through-type="none" style:font-name="Arial" fo:font-size="11pt" style:text-underline-style="none" fo:font-weight="normal" style:font-size-asian="11pt" style:font-weight-asian="normal"/>
    </style:style>
    <style:style style:name="T33" style:family="text">
      <style:text-properties style:text-line-through-style="none" style:text-line-through-type="none" style:font-name="Arial" fo:font-size="11pt" style:text-underline-style="none" fo:font-weight="bold" style:font-size-asian="11pt" style:font-weight-asian="bold"/>
    </style:style>
    <style:style style:name="T34" style:family="text">
      <style:text-properties style:text-line-through-style="none" style:text-line-through-type="none" style:font-name="Arial" fo:font-size="11pt" style:text-underline-style="none" style:font-size-asian="11pt"/>
    </style:style>
    <style:style style:name="T35" style:family="text">
      <style:text-properties style:text-line-through-style="none" style:text-line-through-type="none" style:font-name="Arial" fo:font-size="11pt" style:font-size-asian="11pt"/>
    </style:style>
    <style:style style:name="T36" style:family="text">
      <style:text-properties style:text-line-through-style="none" style:text-line-through-type="none" style:font-name="Arial" fo:font-size="11pt" fo:font-weight="bold" style:font-size-asian="11pt" style:font-weight-asian="bold"/>
    </style:style>
    <style:style style:name="T37" style:family="text">
      <style:text-properties style:text-line-through-style="none" style:text-line-through-type="none" style:font-name="Arial" fo:font-size="11.5pt" style:text-underline-style="none" fo:font-weight="bold" style:font-size-asian="11.5pt" style:font-weight-asian="bold"/>
    </style:style>
    <style:style style:name="T38" style:family="text">
      <style:text-properties officeooo:rsid="001e2ce8"/>
    </style:style>
    <style:style style:name="T39" style:family="text">
      <style:text-properties fo:color="#ce181e" style:font-name="Arial" fo:font-size="11pt" style:font-size-asian="11pt"/>
    </style:style>
    <style:style style:name="T40" style:family="text">
      <style:text-properties fo:color="#ce181e" style:text-line-through-style="none" style:text-line-through-type="none" style:font-name="Arial" fo:font-size="11pt" style:text-underline-style="none" fo:font-weight="normal" style:font-size-asian="11pt" style:font-weight-asian="normal"/>
    </style:style>
    <style:style style:name="T41" style:family="text">
      <style:text-properties style:font-name="Arial1" fo:font-size="15pt" fo:language="ca" fo:country="ES" style:text-underline-style="none" fo:font-weight="normal" officeooo:rsid="001609a3" style:font-size-asian="15pt" style:font-weight-asian="normal" style:font-size-complex="15pt" style:font-weight-complex="normal"/>
    </style:style>
    <style:style style:name="T42" style:family="text">
      <style:text-properties style:font-name="Arial1" fo:font-size="15pt" fo:language="ca" fo:country="ES" style:text-underline-style="none" fo:font-weight="normal" officeooo:rsid="001eeb1d" style:font-size-asian="15pt" style:font-weight-asian="normal" style:font-size-complex="15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1">PRÀCTICA 2</text:p>
      <text:p text:style-name="P11"/>
      <text:p text:style-name="P11"/>
      <text:p text:style-name="P11"/>
      <text:p text:style-name="P11">SISTEMES BASATS EN EL CONEIXEMENT</text:p>
      <text:p text:style-name="P11"/>
      <text:p text:style-name="P11"/>
      <text:p text:style-name="P11"/>
      <text:p text:style-name="P12"/>
      <text:p text:style-name="P13">Oriol Vidal Teruel</text:p>
      <text:p text:style-name="P13">Jordi Donadeu Casassas</text:p>
      <text:p text:style-name="P13">Oriol Pascual Anglés</text:p>
      <text:p text:style-name="P13"/>
      <text:p text:style-name="P13">Quadrimestre Tardor 2018-2019</text:p>
      <text:p text:style-name="P22">ÍNDEX</text:p>
      <text:p text:style-name="P4"/>
      <text:p text:style-name="P5"><text:a xlink:type="simple" xlink:href="#Introducció" text:style-name="Internet_20_link" text:visited-style-name="Visited_20_Internet_20_Link"><text:span text:style-name="T16">1- </text:span></text:a><text:a xlink:type="simple" xlink:href="#Introducció" text:style-name="Internet_20_link" text:visited-style-name="Visited_20_Internet_20_Link">Introducció</text:a><text:span text:style-name="T13"> <text:tab/><text:tab/><text:tab/><text:tab/><text:tab/><text:tab/><text:tab/><text:tab/><text:tab/><text:tab/></text:span><text:span text:style-name="T6">3</text:span></text:p>
      <text:p text:style-name="P5"><text:a xlink:type="simple" xlink:href="#Identificació" text:style-name="Internet_20_link" text:visited-style-name="Visited_20_Internet_20_Link"><text:span text:style-name="T16">2- </text:span></text:a><text:a xlink:type="simple" xlink:href="#Identificació" text:style-name="Internet_20_link" text:visited-style-name="Visited_20_Internet_20_Link">Identificaci</text:a><text:a xlink:type="simple" xlink:href="#Identificació" text:style-name="Internet_20_link" text:visited-style-name="Visited_20_Internet_20_Link"><text:span text:style-name="T20">ó</text:span></text:a><text:span text:style-name="T15"><text:tab/><text:tab/><text:tab/><text:tab/><text:tab/><text:tab/><text:tab/><text:tab/><text:tab/><text:tab/></text:span><text:span text:style-name="T6">4</text:span></text:p>
      <text:p text:style-name="P9"><text:tab/><text:a xlink:type="simple" xlink:href="#Descripció del problema" text:style-name="Internet_20_link" text:visited-style-name="Visited_20_Internet_20_Link"><text:span text:style-name="T16">2.1- </text:span></text:a><text:a xlink:type="simple" xlink:href="#Descripció del problema" text:style-name="Internet_20_link" text:visited-style-name="Visited_20_Internet_20_Link"><text:span text:style-name="T1">Descripció del problema</text:span></text:a><text:span text:style-name="T1"><text:tab/><text:tab/><text:tab/><text:tab/><text:tab/><text:tab/><text:tab/></text:span><text:span text:style-name="T3">4</text:span></text:p>
      <text:p text:style-name="P14"><text:tab/><text:a xlink:type="simple" xlink:href="#Viabilitat SBC" text:style-name="Internet_20_link" text:visited-style-name="Visited_20_Internet_20_Link"><text:span text:style-name="T16">2.2- </text:span></text:a><text:a xlink:type="simple" xlink:href="#Viabilitat SBC" text:style-name="Internet_20_link" text:visited-style-name="Visited_20_Internet_20_Link">Viabilitat de construir un SBC</text:a><text:tab/><text:tab/><text:tab/><text:tab/><text:tab/><text:tab/><text:span text:style-name="T20">5</text:span></text:p>
      <text:p text:style-name="P14"><text:tab/><text:a xlink:type="simple" xlink:href="#Fonts del coneixement" text:style-name="Internet_20_link" text:visited-style-name="Visited_20_Internet_20_Link"><text:span text:style-name="T16">2.3- </text:span></text:a><text:a xlink:type="simple" xlink:href="#Fonts del coneixement" text:style-name="Internet_20_link" text:visited-style-name="Visited_20_Internet_20_Link">Fonts del coneixement</text:a><text:tab/><text:tab/><text:tab/><text:tab/><text:tab/><text:tab/><text:tab/><text:span text:style-name="T20">6</text:span></text:p>
      <text:p text:style-name="P14"><text:tab/><text:a xlink:type="simple" xlink:href="#Objectius" text:style-name="Internet_20_link" text:visited-style-name="Visited_20_Internet_20_Link"><text:span text:style-name="T16">2.4- </text:span></text:a><text:a xlink:type="simple" xlink:href="#Objectius" text:style-name="Internet_20_link" text:visited-style-name="Visited_20_Internet_20_Link">Objectius del sistema</text:a><text:tab/><text:tab/><text:tab/><text:tab/><text:tab/><text:tab/><text:tab/><text:tab/><text:span text:style-name="T20">7</text:span></text:p>
      <text:p text:style-name="P9"><text:span text:style-name="T1"><text:tab/></text:span><text:a xlink:type="simple" xlink:href="#Resultats esperats" text:style-name="Internet_20_link" text:visited-style-name="Visited_20_Internet_20_Link"><text:span text:style-name="T2">2.5- </text:span></text:a><text:a xlink:type="simple" xlink:href="#Resultats esperats" text:style-name="Internet_20_link" text:visited-style-name="Visited_20_Internet_20_Link"><text:span text:style-name="T1">Resultats esperats pel sistema</text:span></text:a><text:span text:style-name="T1"><text:tab/><text:tab/><text:tab/><text:tab/><text:tab/><text:tab/></text:span><text:span text:style-name="T3">8</text:span></text:p>
      <text:p text:style-name="P5"><text:a xlink:type="simple" xlink:href="#Conceptualització" text:style-name="Internet_20_link" text:visited-style-name="Visited_20_Internet_20_Link"><text:span text:style-name="T16">3- </text:span></text:a><text:a xlink:type="simple" xlink:href="#Conceptualització" text:style-name="Internet_20_link" text:visited-style-name="Visited_20_Internet_20_Link">Conceptualització</text:a><text:span text:style-name="T14"><text:tab/><text:tab/><text:tab/><text:tab/><text:tab/><text:tab/><text:tab/><text:tab/><text:tab/></text:span><text:span text:style-name="T6">9</text:span></text:p>
      <text:p text:style-name="P31"><text:span text:style-name="T41"><text:tab/></text:span><text:a xlink:type="simple" xlink:href="#Elements i conceptes del domini" text:style-name="Internet_20_link" text:visited-style-name="Visited_20_Internet_20_Link"><text:span text:style-name="T42">3.1- Elements i conceptes del domini </text:span></text:a></text:p>
      <text:p text:style-name="P9"><text:span text:style-name="T1"><text:tab/></text:span><text:a xlink:type="simple" xlink:href="#Problemes i subproblemes" text:style-name="Internet_20_link" text:visited-style-name="Visited_20_Internet_20_Link"><text:span text:style-name="T2">3.2- </text:span></text:a><text:a xlink:type="simple" xlink:href="#Problemes i subproblemes" text:style-name="Internet_20_link" text:visited-style-name="Visited_20_Internet_20_Link"><text:span text:style-name="T1">Problema i subproblemes</text:span></text:a></text:p>
      <text:p text:style-name="P9"><text:span text:style-name="T1"><text:tab/></text:span><text:a xlink:type="simple" xlink:href="#Exemples del coneixement expert extret del domini" text:style-name="Internet_20_link" text:visited-style-name="Visited_20_Internet_20_Link"><text:span text:style-name="T2">3.3- </text:span></text:a><text:a xlink:type="simple" xlink:href="#Exemples del coneixement expert extret del domini" text:style-name="Internet_20_link" text:visited-style-name="Visited_20_Internet_20_Link"><text:span text:style-name="T1">Exemples del coneixement expert extret del domini</text:span></text:a></text:p>
      <text:p text:style-name="P9"><text:span text:style-name="T1"><text:tab/></text:span><text:a xlink:type="simple" xlink:href="#Flux de raonament" text:style-name="Internet_20_link" text:visited-style-name="Visited_20_Internet_20_Link"><text:span text:style-name="T2">3.4- </text:span></text:a><text:a xlink:type="simple" xlink:href="#Flux de raonament" text:style-name="Internet_20_link" text:visited-style-name="Visited_20_Internet_20_Link"><text:span text:style-name="T1">Flux del raonament</text:span></text:a></text:p>
      <text:p text:style-name="P5"><text:a xlink:type="simple" xlink:href="#Formalització" text:style-name="Internet_20_link" text:visited-style-name="Visited_20_Internet_20_Link"><text:span text:style-name="T16">4- </text:span></text:a><text:a xlink:type="simple" xlink:href="#Formalització" text:style-name="Internet_20_link" text:visited-style-name="Visited_20_Internet_20_Link">Formalització</text:a></text:p>
      <text:p text:style-name="P9"><text:span text:style-name="T1"><text:tab/></text:span><text:a xlink:type="simple" xlink:href="#Desenvolupament de la ontologia" text:style-name="Internet_20_link" text:visited-style-name="Visited_20_Internet_20_Link"><text:span text:style-name="T2">4.1- </text:span></text:a><text:a xlink:type="simple" xlink:href="#Desenvolupament de la ontologia" text:style-name="Internet_20_link" text:visited-style-name="Visited_20_Internet_20_Link"><text:span text:style-name="T1">Desenvolupament de la ontologia</text:span></text:a></text:p>
      <text:p text:style-name="P9"><text:span text:style-name="T1"><text:tab/></text:span><text:a xlink:type="simple" xlink:href="#Mètode de resolució" text:style-name="Internet_20_link" text:visited-style-name="Visited_20_Internet_20_Link"><text:span text:style-name="T2">4.2- </text:span></text:a><text:a xlink:type="simple" xlink:href="#Mètode de resolució" text:style-name="Internet_20_link" text:visited-style-name="Visited_20_Internet_20_Link"><text:span text:style-name="T1">Mètode de resolució</text:span></text:a></text:p>
      <text:p text:style-name="P9"><text:a xlink:type="simple" xlink:href="#Implementació" text:style-name="Internet_20_link" text:visited-style-name="Visited_20_Internet_20_Link"><text:span text:style-name="T10">5- </text:span></text:a><text:a xlink:type="simple" xlink:href="#Implementació" text:style-name="Internet_20_link" text:visited-style-name="Visited_20_Internet_20_Link"><text:span text:style-name="T9">Implementació</text:span></text:a></text:p>
      <text:p text:style-name="P9"><text:span text:style-name="T4"><text:tab/></text:span><text:a xlink:type="simple" xlink:href="#Construcció de la ontologia" text:style-name="Internet_20_link" text:visited-style-name="Visited_20_Internet_20_Link"><text:span text:style-name="T5">5.1- </text:span></text:a><text:a xlink:type="simple" xlink:href="#Construcció de la ontologia" text:style-name="Internet_20_link" text:visited-style-name="Visited_20_Internet_20_Link"><text:span text:style-name="T4">Construcció de la ontologia</text:span></text:a></text:p>
      <text:p text:style-name="P9"><text:span text:style-name="T4"><text:tab/></text:span><text:a xlink:type="simple" xlink:href="#Mòduls" text:style-name="Internet_20_link" text:visited-style-name="Visited_20_Internet_20_Link"><text:span text:style-name="T5">5.2- </text:span></text:a><text:a xlink:type="simple" xlink:href="#Mòduls" text:style-name="Internet_20_link" text:visited-style-name="Visited_20_Internet_20_Link"><text:span text:style-name="T4">Mòduls</text:span></text:a></text:p>
      <text:p text:style-name="P9"><text:span text:style-name="T4"><text:tab/></text:span><text:a xlink:type="simple" xlink:href="#Prototips" text:style-name="Internet_20_link" text:visited-style-name="Visited_20_Internet_20_Link"><text:span text:style-name="T5">5.3- </text:span></text:a><text:a xlink:type="simple" xlink:href="#Prototips" text:style-name="Internet_20_link" text:visited-style-name="Visited_20_Internet_20_Link"><text:span text:style-name="T4">Prototips</text:span></text:a></text:p>
      <text:p text:style-name="P9"><text:a xlink:type="simple" xlink:href="#Proves" text:style-name="Internet_20_link" text:visited-style-name="Visited_20_Internet_20_Link"><text:span text:style-name="T12">6- </text:span></text:a><text:a xlink:type="simple" xlink:href="#Proves" text:style-name="Internet_20_link" text:visited-style-name="Visited_20_Internet_20_Link"><text:span text:style-name="T11">Proves</text:span></text:a><text:tab/></text:p>
      <text:p text:style-name="P19"><text:bookmark-start text:name="Introducció"/>1- Introducció<text:bookmark-end text:name="Introducció"/></text:p>
      <text:p text:style-name="P7"/>
      <text:p text:style-name="P15">En aquesta pràctica se’ns presenta un problema que haurem de resoldre mitjançant un sistema basat en el coneixement.</text:p>
      <text:p text:style-name="P15"/>
      <text:p text:style-name="P15">Per tal de realitzar i implementar aquesta pràctica correctament, seguirem la metodologia explicada a classe, el que implica seguir les següents fases:</text:p>
      <text:p text:style-name="P15"/>
      <text:p text:style-name="P15">- <text:span text:style-name="T7">Introducció del problema:</text:span> Determinar si el problema presentat és adequat per ser resolt mitjançant la construcció d’un sistema basat en el coneixement.</text:p>
      <text:p text:style-name="P15"/>
      <text:p text:style-name="P15">- <text:span text:style-name="T7">Conceptualització:</text:span> Descripció del<text:span text:style-name="T17">s conceptes</text:span> del domini <text:span text:style-name="T17">i dels problemes i subproblemes que intervenen en la solució.</text:span></text:p>
      <text:p text:style-name="P15"/>
      <text:p text:style-name="P16">- <text:span text:style-name="T8">Formalització</text:span><text:span text:style-name="T7">:</text:span> Descripció <text:span text:style-name="T17">i documentació</text:span> <text:span text:style-name="T17">de la ontologia construïda i justificació de la metodologia de resolució de problemes més adequada.</text:span></text:p>
      <text:p text:style-name="P16"/>
      <text:p text:style-name="P16">- <text:span text:style-name="T8">Implementació</text:span><text:span text:style-name="T7">: </text:span><text:span text:style-name="T17">Construcció del sistema seguint les metodologies i representacions adequades.</text:span> </text:p>
      <text:p text:style-name="P16"/>
      <text:p text:style-name="P16">- <text:span text:style-name="T8">Jocs de prova</text:span><text:span text:style-name="T7">:</text:span> <text:span text:style-name="T18">Validació de que el sistema funciona tal i com l’enunciat diu que ha de funcionar.</text:span></text:p>
      <text:p text:style-name="P20"><text:bookmark-start text:name="Identificació"/>2- Identificació<text:bookmark-end text:name="Identificació"/></text:p>
      <text:p text:style-name="P6"/>
      <text:p text:style-name="P17">Per tal d’identificar si el problema es pot resoldre mitjançant un sistema basat en el coneixement haurem de comprovar si disposem del coneixement necessari i si el problema te la complexitat adequada.</text:p>
      <text:p text:style-name="P8"/>
      <text:p text:style-name="P8"><text:bookmark-start text:name="Descripció del problema"/>2.1- Descripció del problema<text:bookmark-end text:name="Descripció del problema"/></text:p>
      <text:p text:style-name="P17"/>
      <text:p text:style-name="P17">Per tal de que la gent gran tingui uns hàbits saludables d’exercicis i d’activitats és important tenir bones recomanacions. Per això es necessita un sistema capaç de generar i recomanar una rutina d’exercicis personalitzada a una persona gran combinant exercicis de resistència, de flexibilitat, <text:span text:style-name="T19">de musculatura i d’equilibri.</text:span></text:p>
      <text:p text:style-name="P8"/>
      <text:p text:style-name="P17">Amb l’objectiu d’obtenir un sistema que resolgui el problema <text:span text:style-name="T19">farem preguntes a la persona gran preguntant-li la seva edat, les seves malalties i altres hàbits, com ara si ha patit alguna caiguda.</text:span></text:p>
      <text:p text:style-name="P17"/>
      <text:p text:style-name="P18">Disposar de tota aquesta informació ens permetrà disposar d’un perfil clar d’aquesta persona gran i es podrà determinar quins exercicis poden ser d’ajuda per millorar la salut de la persona tractada.</text:p>
      <text:p text:style-name="P10"/>
      <text:p text:style-name="P3"/>
      <text:p text:style-name="P21"><text:bookmark-start text:name="Viabilitat SBC"/>2.2 Viabilitat de construir un Sistema Basat en el Coneixement<text:bookmark-end text:name="Viabilitat SBC"/></text:p>
      <text:p text:style-name="P6"/>
      <text:p text:style-name="P23">Abans de resoldre <text:span text:style-name="T21">el problema hem d’identificar de quin tipus de problema es tracta.</text:span></text:p>
      <text:p text:style-name="P23"/>
      <text:p text:style-name="P24">Es podria enfocar com un problema de cerca, ja que consisteix en desplaçar-se per l’espai d’exercicis i construir un conjunt d’exercicis (rutines) respectant les restriccions imposades per la salut de la persona. Tot i això l’espai d’exploració seria massa ampli i els possibles conjunts de solució podrien ser molts.</text:p>
      <text:p text:style-name="P24"/>
      <text:p text:style-name="P24">En canvi si ho enfoquem com una construcció d’un SBC podem determinar que la informació procedent de la font és molt rica, el qual és molt important a l’hora de resoldre un problema mitjançant tècniques de SBC. </text:p>
      <text:p text:style-name="P24"/>
      <text:p text:style-name="P24">A més d’aquesta informació del domini, també s’haurà de gestionar les restriccions entre les exercicis i les malalties i finalment veiem que el problema té una mida adequada, és a dir que no és una tasca massa complexa per un SBC.</text:p>
      <text:p text:style-name="P24"/>
      <text:p text:style-name="P24">Totes aquestes condicions ens fan veure que el problema és abordable mitjançant la construcció d’un SBC.</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bookmark-start text:name="Fonts del coneixement"/><text:soft-page-break/>2.3 Fonts del coneixement<text:bookmark-end text:name="Fonts del coneixement"/></text:p>
      <text:p text:style-name="P24"/>
      <text:p text:style-name="P24">Les fonts del coneixement per un SBC són on el sistema ‘aprèn’ per tal de poder prendre decicions.</text:p>
      <text:p text:style-name="P24"/>
      <text:p text:style-name="P40"/>
      <text:p text:style-name="P42"><text:span text:style-name="T22">Los </text:span><text:span text:style-name="T24">alumnos</text:span><text:span text:style-name="T26">, estos indicarán sus preferencias y/o restricciones sobre diferentes criterios como: el número máximo de horas de dedicación, el horario de las asignaturas y los temas de estas, etc. Tenemos que tener en cuenta que todas estas elecciones deben hacerse en función de la normativa académica actual de la facultad. </text:span></text:p>
      <text:p text:style-name="P42"><text:span text:style-name="T32">La </text:span><text:span text:style-name="T33">normativa académica</text:span><text:span text:style-name="T32">, la cual contiene toda la información correspondiente a las asignaturas, las restricciones de la facultad entre otros criterios. Toda la información necesaria acerca de las asignaturas que configuran el plan de estudios de la FIB es accesible a través de su web. </text:span></text:p>
      <text:p text:style-name="P42"><text:span text:style-name="T32">Finalmente tendremos el </text:span><text:span text:style-name="T33">expediente académico </text:span><text:span text:style-name="T32">que permitirá conocer la evolución del alumno en relación a la completitud del plan de estudios. También permitirá inferir cierta información de utilidad para la toma de decisiones, por ejemplo las relaciones como prerequisitos/corequisitos que sin conocer las asignaturas aprobadas por el estudiante no se podría determinar. </text:span></text:p>
      <text:p text:style-name="P28"><text:span text:style-name="T35">También tendremos como fuente del conocimiento el </text:span><text:span text:style-name="T36">sentido común, </text:span><text:span text:style-name="T35">partiendo de nuestra propia experiencia como estudiantes de la FIB.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6"><text:span text:style-name="T38">2</text:span><text:bookmark-start text:name="Objectius"/>.4 Objectius del sistema<text:bookmark-end text:name="Objectius"/></text:p>
      <text:p text:style-name="P24"/>
      <text:p text:style-name="P24">El nostre sistema ha de ser capaç d’assumir els següents objectius:</text:p>
      <text:p text:style-name="P24"/>
      <text:p text:style-name="P40"/>
      <text:p text:style-name="P39"/>
      <text:p text:style-name="P54"><text:span text:style-name="T22">● </text:span><text:span text:style-name="T24">Obtener </text:span><text:span text:style-name="T26">toda la información del alumno en cuanto a preferencias y restricciones, siendo el sistema quien interactúe con el usuario, que en nuestro problema en concreto es el alumno. </text:span></text:p>
      <text:p text:style-name="P44"/>
      <text:p text:style-name="P54"><text:span text:style-name="T26">● </text:span><text:span text:style-name="T24">Inferir </text:span><text:span text:style-name="T26">toda la información posible del expediente académico, ya que será el que nos proporcione mayor cantidad de información para dar una valoración a cada posible solución. </text:span></text:p>
      <text:p text:style-name="P44"/>
      <text:p text:style-name="P54"><text:span text:style-name="T26">● </text:span><text:span text:style-name="T24">Descartar</text:span><text:span text:style-name="T26">, partiendo de todas las asignaturas instanciadas, aquellas en las que no se puede matricular ya sea por los datos inferidos del expediente, las restricciones impuestas explícitamente por el estudiante o bien por la normativa actual de la facultad. </text:span></text:p>
      <text:p text:style-name="P44"/>
      <text:p text:style-name="P54"><text:span text:style-name="T26">● </text:span><text:span text:style-name="T24">Evaluar </text:span><text:span text:style-name="T26">cada posible solución que no ha sido descartada, dependiendo si se ajusta a las preferencias dadas, ya que una preferencia no descarta una asignatura, sino que le dará un grado cuantitativo mejor en función de las peticiones explícitas del estudiante o las inferidas del expediente académico. </text:span></text:p>
      <text:p text:style-name="P44"/>
      <text:p text:style-name="P54"><text:span text:style-name="T26">● </text:span><text:span text:style-name="T24">Presentar </text:span><text:span text:style-name="T26">adecuadamente al alumno una lista de las asignaturas con un razonamiento justificado sobre cada una de las asignaturas seleccionadas, donde además se mostrará el grado de recomendación cualitativo y cuantitativo, en función de cómo se ajustan las asignaturas a las peticiones ofrecidas. De esta manera se intenta que le sea de mayor facilidad barajar las diferentes posibilidades que se le muestran. Dicha solución debe aparecer ordenada mediante el grado de recomendación.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bookmark-start text:name="Resultats esperats"/><text:soft-page-break/>2.5 Resultats esperats pel sistema<text:bookmark-end text:name="Resultats esperats"/></text:p>
      <text:p text:style-name="P25"/>
      <text:p text:style-name="P41"/>
      <text:p text:style-name="P42"><text:span text:style-name="T22">El sistema generará una lista de hasta 6 asignaturas que serán las recomendaciones según el perfil del alumno. Para cada asignatura se darán de manera muy sencilla las razones por las que la asignatura fue recomendada, además del grado de recomendación cualitativo, el cual puede ser: </text:span></text:p>
      <text:p text:style-name="P54"><text:span text:style-name="T34">● </text:span><text:span text:style-name="T33">Altamente recomendable</text:span><text:span text:style-name="T32">: La asignatura cumple con algunas de las preferencias que dan mayor valor cualitativo a la solución, y que son de mayor prioridad. </text:span></text:p>
      <text:p text:style-name="P46"/>
      <text:p text:style-name="P54"><text:span text:style-name="T32">● </text:span><text:span text:style-name="T33">Recomendable</text:span><text:span text:style-name="T32">: La asignatura cumple alguna de las preferencias del estudiante explícitas o no, preferencias sencillas, que no hacen distinciones entre otras. </text:span></text:p>
      <text:p text:style-name="P46"/>
      <text:p text:style-name="P54"><text:span text:style-name="T32">● </text:span><text:span text:style-name="T33">Poco recomendable: </text:span><text:span text:style-name="T32">La asignatura cumple muy pocas de las preferencias del estudiante explícitas o no. </text:span></text:p>
      <text:p text:style-name="P46"/>
      <text:p text:style-name="P42"><text:span text:style-name="T32">Todas las soluciones cumplen todas las restricciones impuestas por el estudiante, y para hacer distinción entre la prioridad de una recomendación y otra se utilizan las preferencias. </text:span></text:p>
      <text:p text:style-name="P42"><text:span text:style-name="T32">Para la valoración de la solución, hemos tenido en cuenta el grado de recomendación más alto, así hemos dividido este grado entre 3, facilitando que las recomendaciones queden más o menos en el mismo nivel cualitativo que otras recomendaciones que cumplan más preferencias o que cumplan las de mayor peso según las preferencias señaladas por el alumno. </text:span></text:p>
      <text:p text:style-name="P29"><text:span text:style-name="T35">Para facilitar la salida y la toma de decisiones del alumno, se ha modelado la justificación haciendo diferencia entre las decisiones que se tomaron por preferencias explícitas del alumno (U) y las que tomó el sistema, ya sea por la información inferida del expediente(S) o por normativa académica de la facultad (NormativaFIB). </text:span></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33"><text:bookmark-start text:name="Conceptualització"/><text:soft-page-break/><text:span text:style-name="T31">3- Conceptualització</text:span><text:bookmark-end text:name="Conceptualització"/></text:p>
      <text:p text:style-name="P33"><text:span text:style-name="T31"/></text:p>
      <text:p text:style-name="P37"><text:span text:style-name="T31"/></text:p>
      <text:p text:style-name="P42"><text:span text:style-name="T22">En esta fase pretendemos obtener una visión del problema desde el punto de vista del experto, así obtendremos la información necesaria para decidir el conocimiento que se utilizará para resolver el sistema. Para realizar esta tarea debemos descomponer la conceptualización en 4 fases, los cuales serán: </text:span></text:p>
      <text:p text:style-name="P54"><text:span text:style-name="T34">● </text:span><text:span text:style-name="T33">Primera fase</text:span><text:span text:style-name="T32">: Debemos conocer cuáles son los conceptos que ha de manejar el sistema y sus características de cara a poder elaborar en la fase siguiente una ontología que los formalice. Hemos de identificar también sus características y necesidades de inferencia para poder elegir el método de representación del conocimiento más adecuado. </text:span></text:p>
      <text:p text:style-name="P46"/>
      <text:p text:style-name="P54"><text:span text:style-name="T32">● </text:span><text:span text:style-name="T33">Segunda fase</text:span><text:span text:style-name="T32">: Pretendemos obtener una descomposición del problema en subproblemas, realizando un análisis por refinamientos sucesivos hasta que nos podamos hacer una idea de la relación jerárquica de las diferentes fases de resolución hasta los operadores de razonamiento más elementales. </text:span></text:p>
      <text:p text:style-name="P46"/>
      <text:p text:style-name="P54"><text:span text:style-name="T32">● </text:span><text:span text:style-name="T33">Tercera fase</text:span><text:span text:style-name="T32">: Es necesario dar algunos ejemplos del conocimiento del experto, el cual será extraído del dominio. De esta manera nos podremos hacer a la idea de cómo se resuelven los problemas típicos desde el punto de vista del experto. </text:span></text:p>
      <text:p text:style-name="P46"/>
      <text:p text:style-name="P54"><text:span text:style-name="T32">● </text:span><text:span text:style-name="T33">Cuarta fase</text:span><text:span text:style-name="T32">: Toda esta labor debería darnos un modelo semi formal del dominio y de los problemas y métodos de resolución que se deberán incluir en el sistema. </text:span></text:p>
      <text:p text:style-name="P46"/>
      <text:p text:style-name="P29"><text:span text:style-name="T35">Seguidamente explicaremos </text:span></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29"><text:span text:style-name="T35"/></text:p>
      <text:p text:style-name="P33"><text:bookmark-start text:name="Elements i conceptes del domini"/><text:soft-page-break/><text:span text:style-name="T31">3.1- Elements i conceptes del domini</text:span><text:bookmark-end text:name="Elements i conceptes del domini"/></text:p>
      <text:p text:style-name="P33"><text:span text:style-name="T31"/></text:p>
      <text:p text:style-name="P38"><text:span text:style-name="T31"/></text:p>
      <text:p text:style-name="P42"><text:span text:style-name="T22">El sistema debe tener la siguiente información, la cual serán lo conceptos que componen nuestro dominio, es decir: </text:span></text:p>
      <text:p text:style-name="P42"><text:span text:style-name="T34">Características de una </text:span><text:span text:style-name="T33">Asignatura</text:span><text:span text:style-name="T32">: </text:span></text:p>
      <text:p text:style-name="P55"><text:span text:style-name="T32">● Nombre de la asignatura en el plan de estudios </text:span></text:p>
      <text:p text:style-name="P55"><text:span text:style-name="T32">● El curso en la que está ubicada en el plan de estudios. </text:span></text:p>
      <text:p text:style-name="P55"><text:span text:style-name="T32">● Los prerequisitos y corequisitos que tiene en relación a las otras asignaturas </text:span></text:p>
      <text:p text:style-name="P55"><text:span text:style-name="T32">● El tipo de asignatura, si es obligatoria, de especialidad (obligatoria o complementaria) optativa o de libre elección. </text:span></text:p>
      <text:p text:style-name="P55"><text:span text:style-name="T32">● Si es una asignatura de proyecto o no. </text:span></text:p>
      <text:p text:style-name="P55"><text:span text:style-name="T32">● Distribución de créditos ECTS en distinción de teoría, laboratorio y problemas </text:span></text:p>
      <text:p text:style-name="P55"><text:span text:style-name="T32">● La competencias y el nivel que tiene asignada esa asignatura (en nuestro caso hemos asumido que cada asignatura sólo puede tener una competencia). </text:span></text:p>
      <text:p text:style-name="P55"><text:span text:style-name="T32">● Porcentaje de aprobados en el cuatrimestre anterior. </text:span></text:p>
      <text:p text:style-name="P55"><text:span text:style-name="T32">● Temas relacionados. </text:span></text:p>
      <text:p text:style-name="P55"><text:span text:style-name="T32">● Tipo de horario (Mañana, Tarde o Ambos). </text:span></text:p>
      <text:p text:style-name="P55"><text:span text:style-name="T32">● Idioma (catalán, castellano, inglés) </text:span></text:p>
      <text:p text:style-name="P55"><text:span text:style-name="T32">● Horas de laboratorio, teoría y problemas en caso de que tenga. </text:span></text:p>
      <text:p text:style-name="P54"><text:span text:style-name="T32">● Cuatrimestre en que se imparte </text:span></text:p>
      <text:p text:style-name="P46"/>
      <text:p text:style-name="P42"><text:span text:style-name="T32">Características del </text:span><text:span text:style-name="T33">Expediente Académico</text:span><text:span text:style-name="T32">: </text:span></text:p>
      <text:p text:style-name="P55"><text:span text:style-name="T32">● El alumno </text:span></text:p>
      <text:p text:style-name="P55"><text:span text:style-name="T32">● La nota promedio </text:span></text:p>
      <text:p text:style-name="P55"><text:span text:style-name="T32">● Los créditos obligatorios, optativos y de especialidad que le faltan por completar. </text:span></text:p>
      <text:p text:style-name="P54"><text:span text:style-name="T32">● Los cuatrimestres anteriores, y cada una de las convocatorias de cada cuatrimestre con la fecha y la calificación. </text:span></text:p>
      <text:p text:style-name="P42"><text:span text:style-name="T32">13 </text:span></text:p>
      <text:p text:style-name="P43"/>
      <text:p text:style-name="P56"><text:span text:style-name="T22">Otro elemento del dominio son los </text:span><text:span text:style-name="T24">temas</text:span><text:span text:style-name="T26">, existirán de varios tipos: Generales, Especializados y No Informáticos. Este concepto nos permitirá tener las asignaturas agrupadas por temas. Para cada tema especializado se sabe qué otros temas especializados le son afines. </text:span></text:p>
      <text:p text:style-name="P30"><text:span text:style-name="T32">También tendremos como concepto, las </text:span><text:span text:style-name="T34">recomendaciones. </text:span><text:span text:style-name="T32">Este concepto nos permitirá almacenar cada una de las soluciones que se le den al alumno. Estará caracterizada por una asignatura que será la recomendada, el grado de recomendación y una justificación que sea convincente al alumno de por qué se ha dado esta asignatura y no otra. La justificación está diferenciada entre sí fue tomada por una preferencia explicitada por el alumno o por una decisión tomada por el sistema. </text:span></text:p>
      <text:p text:style-name="P30"><text:span text:style-name="T32"/></text:p>
      <text:p text:style-name="P30"><text:span text:style-name="T32"/></text:p>
      <text:p text:style-name="P30"><text:span text:style-name="T32"/></text:p>
      <text:p text:style-name="P33"><text:bookmark-start text:name="Problemes i subproblemes"/><text:span text:style-name="T31">3.2- Problemes i subproblemes</text:span><text:bookmark-end text:name="Problemes i subproblemes"/></text:p>
      <text:p text:style-name="P33"><text:span text:style-name="T31"/></text:p>
      <text:p text:style-name="P38"><text:span text:style-name="T31"/></text:p>
      <text:p text:style-name="P42"><text:span text:style-name="T22">El experto identifica los siguientes subproblemas que debe solucionar para poder construir adecuadamente una solución del problema. El proceso de resolución se basa en la resolución secuencial de estos problemas. </text:span></text:p>
      <text:p text:style-name="P42"><text:span text:style-name="T33">Recopilación de la información del alumno </text:span></text:p>
      <text:p text:style-name="P42"><text:span text:style-name="T32">La primera tarea que realiza el experto es hacer un conjunto de preguntas al estudiante. Es lógico, ya que si no sabe nada sobre las preferencias y restricciones, no podrá hacer hipótesis ni plantearse evidencias, y por lo tanto, no podrá ofrecer una solución que se adapte a estas necesidades dado que las desconoce. La otra parte de la información se obtendrá mediante el expediente el cual ya será una instancia del sistema. </text:span></text:p>
      <text:p text:style-name="P42"><text:span text:style-name="T33">Análisis de todas las preferencias y/o restricciones </text:span></text:p>
      <text:p text:style-name="P42"><text:span text:style-name="T32">Ahora, el experto analizará todas y cada una de las preferencias y restricciones que están almacenadas, gracias a la información ofrecida por el alumno y se realizará la inferencia del expediente, permitiendo completar la información obtenida de las preguntas. Esta parte es de </text:span></text:p>
      <text:p text:style-name="P42"><text:span text:style-name="T22">14 </text:span></text:p>
      <text:p text:style-name="P43"/>
      <text:p text:style-name="P43"/>
      <text:p text:style-name="P56"><text:span text:style-name="T22">vital importancia, dado que si el estudiante, en la totalidad de sus derechos, decide no contestar algunas o ninguna de las preguntas, entonces se complementará con lo inferido del expediente. </text:span></text:p>
      <text:p text:style-name="P42"><text:span text:style-name="T33">Eliminación y Valoración de las asignaturas </text:span></text:p>
      <text:p text:style-name="P42"><text:span text:style-name="T32">Una vez almacenada toda la información posible, se obtendrán todas las asignaturas para pasar a su posterior valoración para saber si forman parte de la solución o no, y en caso afirmativo, qué tan buena es esta solución. Para ello primero se descartan todas aquellas asignaturas que no cumplan alguna restricción, ya sea porque fue impuesta por el propio estudiante o por sentido común. Después, las asignaturas que queden serán todas las recomendaciones posibles que el SBC puede ofrecer y se pasará a evaluar que tan buena solución es, teniendo en cuenta las preferencias impuestas por el estudiante y las inferidas del expediente académico. Se valorarán positivamente cada solución por cada preferencia cumplida. En caso de no cumplir las preferencias, simplemente no se incrementará el grado de Recomendación, pero nunca se descartará esa asignatura. Esto permite dar una valoración cualitativa de la solución, así cuando se presente el resultado al estudiante existirán asignaturas que serán mucho más recomendables que otras. La valoración cuantitativa será mayor si la preferencia fue explicitada por el estudiante que si fue inferida por el sistema. </text:span></text:p>
      <text:p text:style-name="P42"><text:span text:style-name="T33">Presentación de la solución al estudiante. </text:span></text:p>
      <text:p text:style-name="P30"><text:span text:style-name="T32">A continuación, el experto hace la clasificación de las asignaturas según el grado de recomendación, mostrando las asignaturas ordenadas de manera descendente junto a las justificaciones correspondientes debidamente diferenciadas, por un lado las decisiones que fueron tomadas por el sistema y por otro las que se tomaron en función de sus preferencias. </text:span></text:p>
      <text:p text:style-name="P30"><text:span text:style-name="T32"/></text:p>
      <text:p text:style-name="P30"><text:span text:style-name="T32"/></text:p>
      <text:p text:style-name="P33"><text:bookmark-start text:name="Exemples del coneixement expert extret del domini"/><text:span text:style-name="T31">3.3- Exemples del coneixement expert extret del domini</text:span><text:bookmark-end text:name="Exemples del coneixement expert extret del domini"/></text:p>
      <text:p text:style-name="P38"><text:span text:style-name="T31"/></text:p>
      <text:p text:style-name="P42"><text:span text:style-name="T22">Para realizar las diferentes tareas de conceptualización, es necesario observar cómo se resuelven problemas típicos desde el punto de vista del experto. Abstraemos de ellos los principios generales que podrán ser aplicados en diferentes contextos. </text:span></text:p>
      <text:p text:style-name="P42"><text:span text:style-name="T34">Los datos personales son la parte objetiva de la información que podamos obtener del estudiante, con la que podemos asociarlo a su correspondiente expediente. Dependiendo del perfil del estudiante, se dará el caso de que algunas asignaturas sean más importantes que otras, por ejemplo: </text:span></text:p>
      <text:p text:style-name="P54"><text:span text:style-name="T34">● Si un estudiante tiene cursadas asignaturas de una determinada especialidad, pues tendrá interés en matricular asignaturas de esa especialidad. </text:span></text:p>
      <text:p text:style-name="P47"/>
      <text:p text:style-name="P54"><text:span text:style-name="T34">● Si hay estudiantes que estén acabando y aún no tienen las competencias de nivel 3, entonces querrán realizar asignaturas que tienen competencias de nivel 3. </text:span></text:p>
      <text:p text:style-name="P47"/>
      <text:p text:style-name="P54"><text:span text:style-name="T34">● En caso que el estudiante no defina un horario, se puede deducir que tiene interés por el mismo tipo de horario que cuatrimestres anteriores. </text:span></text:p>
      <text:p text:style-name="P47"/>
      <text:p text:style-name="P54"><text:span text:style-name="T34">● Las asignaturas que no sean todas de dificultad alta, de ese modo el estudiante no tendrá una carga de trabajo muy alta. </text:span></text:p>
      <text:p text:style-name="P47"/>
      <text:p text:style-name="P54"><text:span text:style-name="T34">● Si el estudiante trabaja, pues se deduce que el horario de preferencia será en la sesión contraria a la que trabaja, dígase: si trabaja de mañanas pues preferirá asignaturas que se impartan de tarde. </text:span></text:p>
      <text:p text:style-name="P47"/>
      <text:p text:style-name="P54"><text:soft-page-break/><text:span text:style-name="T34">● Si el estudiante tiene preferencia por algún o algunos temas determinados, se podrá deducir que preferirá asignaturas relacionadas con esos temas. </text:span></text:p>
      <text:p text:style-name="P47"/>
      <text:p text:style-name="P54"><text:span text:style-name="T34">● Si el estudiante aún no tiene la acreditación de la tercera lengua, se podría deducir que tiene interés en matricular asignaturas en inglés. </text:span></text:p>
      <text:p text:style-name="P42"><text:span text:style-name="T34"/></text:p>
      <text:p text:style-name="P54"><text:span text:style-name="T22">● El estudiante preferirá matricularse con prioridad de las asignaturas en las que esté repitiendo ya sean obligatorias o obligatorias de especialidad. </text:span></text:p>
      <text:p text:style-name="P45"/>
      <text:p text:style-name="P53"><text:span text:style-name="T39">● Si se recomienda una asignatura A cuya asignatura B es precorequisito, y no está aprobada, entonces el grado de recomendación de B deberá ser más alto.</text:span><text:span text:style-name="T22"> </text:span></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bookmark-start text:name="Flux de raonament"/><text:span text:style-name="T31">3.4- Flux de raonament</text:span><text:bookmark-end text:name="Flux de raonament"/></text:p>
      <text:p text:style-name="P42"><text:span text:style-name="T22">El alumno, después de identificarse en el sistema, responderá algunas preguntas, dejando explícitamente señalado las cuestiones que serán restricciones, restricciones o las que permitirá que el sistema infiera de su expediente académico. La identificación permite saber si está instanciada su información, tanto la personal como la de su expediente. </text:span></text:p>
      <text:p text:style-name="P42"><text:span text:style-name="T34">Una vez el alumno ha introducido explícitamente todas sus restricciones y preferencias es necesario abstraer las características de las asignaturas que pueden ser recomendadas. </text:span></text:p>
      <text:p text:style-name="P42"><text:span text:style-name="T34">Para complementar las restricciones y preferencias del alumno se analizará toda la información contenida en el expediente académico del alumno. </text:span></text:p>
      <text:p text:style-name="P42"><text:span text:style-name="T34">Una vez completada la abstracción de las características se descartará todas aquellas asignaturas que incumplan alguna de las restricciones impuestas por la normativa académica o por el usuario, partiendo de todas las asignaturas instanciadas en el sistema. </text:span></text:p>
      <text:p text:style-name="P48"><text:span text:style-name="T34">Una vez obtenidas todas las posibles recomendaciones, se valorará su calidad teniendo en cuenta las preferencias, explícitas y deducidas, para establecer prioridades por el grado de recomendación. </text:span></text:p>
      <text:p text:style-name="P48"><text:span text:style-name="T33"/></text:p>
      <text:p text:style-name="P48"><text:span text:style-name="T29">3.4.1 Suposiciones </text:span></text:p>
      <text:p text:style-name="P42"><text:span text:style-name="T32">El sistema se basará en las siguientes ideas para realizar el proceso de descarte. </text:span></text:p>
      <text:p text:style-name="P55"><text:span text:style-name="T32">● El estudiante no podrá matricularse de una asignatura que ya ha sido aprobada. </text:span></text:p>
      <text:p text:style-name="P55"><text:span text:style-name="T32">● El estudiante no podrá matricularse de aquellas asignaturas que posean alguna otra asignatura como prerequisito que no se haya cursado y aprobado previamente. </text:span></text:p>
      <text:p text:style-name="P55"><text:span text:style-name="T32">● El estudiante tendrá que matricularse de las asignaturas que son corequisitos de otras (sino las tiene aprobadas), si quiere matricularse de esas otras. </text:span></text:p>
      <text:p text:style-name="P55"><text:span text:style-name="T32">● Las asignaturas obligatorias y de especialidad repetidas tienen mayor prioridad para su matriculación. </text:span></text:p>
      <text:p text:style-name="P55"><text:span text:style-name="T32">● Las asignaturas optativas o de libre elección suspendidas no presentan una prioridad para su matriculación. No incrementan ni disminuyen el grado de recomendación. </text:span></text:p>
      <text:p text:style-name="P55"><text:span text:style-name="T32">● No se tiene en cuenta la posibilidad de compensar una asignatura (5,4], se toma como una asignatura suspensa. </text:span></text:p>
      <text:p text:style-name="P55"><text:soft-page-break/><text:span text:style-name="T32">● El alumno preferirá aquellas asignaturas que se ajusten mejor a su especialidad. </text:span></text:p>
      <text:p text:style-name="P55"><text:span text:style-name="T32">● El alumno preferirá aquellas asignaturas que se ajusten mejor a sus ECTS pendientes en caso de que le queden pocos para completar un bloque de créditos, siempre y cuando no esté interesado en la especialidad, ya sea porque no la ha iniciado o bien haya finalizado o bien le sea indiferente la prioridad de la especialidad. </text:span></text:p>
      <text:p text:style-name="P55"><text:span text:style-name="T32">● La selección del horario de las asignaturas será en función de si la mayoría de las asignaturas que ha cursado el último cuatrimestre es de mañana, entonces preferirá un horario de mañana, o viceversa. En caso que sea el mismo número de asignaturas por la tarde o por la mañana le será indiferente. </text:span></text:p>
      <text:p text:style-name="P55"><text:span text:style-name="T32">● El alumno preferirá realizar asignaturas de la misma dificultad que la mayoría de asignaturas que ha matriculado en el último cuatrimestre. </text:span></text:p>
      <text:p text:style-name="P55"><text:span text:style-name="T32">● El estudiante que está en fase inicial no podrá matricularse a las asignaturas de fuera de fase inicial. Excepcionalmente si tan solo le faltan dos asignaturas o menos de fase inicial o bien tiene dos asignaturas o menos suspendidas de fase inicial. </text:span></text:p>
      <text:p text:style-name="P55"><text:span text:style-name="T32">● El alumno preferirá realizar asignaturas que presenten una dedicación de estudio y de laboratorio extra al de las asignaturas matriculadas anteriormente. </text:span></text:p>
      <text:p text:style-name="P53"><text:span text:style-name="T40">● El alumno preferirá asignaturas Obligatorias que aún no tenga aprobadas.</text:span><text:span text:style-name="T32"> </text:span></text:p>
      <text:p text:style-name="P33"><text:span text:style-name="T31"/></text:p>
      <text:p text:style-name="P33"><text:span text:style-name="T31"/></text:p>
      <text:p text:style-name="P33"><text:bookmark-start text:name="Formalització"/><text:span text:style-name="T31">4- Formalització</text:span><text:bookmark-end text:name="Formalització"/></text:p>
      <text:p text:style-name="P33"><text:span text:style-name="T31"/></text:p>
      <text:p text:style-name="P32"><text:span text:style-name="T31">En aquest punt analitzarem el problema des del punt de vista de l’enginyer del coneixement. Es modelaràn diferents necessitats exposades anteriorment.</text:span></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bookmark-start text:name="Desenvolupament de la ontologia"/><text:soft-page-break/><text:span text:style-name="T31">4.1- Desenvolupament de la ontologia</text:span><text:bookmark-end text:name="Desenvolupament de la ontologia"/></text:p>
      <text:p text:style-name="P33"><text:span text:style-name="T31"/></text:p>
      <text:p text:style-name="P33"><text:span text:style-name="T31"/></text:p>
      <text:p text:style-name="P33"><text:span text:style-name="T31"/></text:p>
      <text:p text:style-name="P33"><text:bookmark-start text:name="Mètode de resolució"/><text:span text:style-name="T31">4.2- Mètode de resolució</text:span><text:bookmark-end text:name="Mètode de resolució"/></text:p>
      <text:p text:style-name="P49"><text:span text:style-name="T28">La clasificación heurística es la metodología de resolución de problemas de SBC que se adapta en nuestro caso, tenemos un problema de </text:span><text:span text:style-name="T25">análisis</text:span><text:span text:style-name="T27">. En este método el experto escoge una categoría de un conjunto de soluciones previamente numeradas (la base de datos de las asignaturas posibles a realizar ofrecidas por la facultad, la FIB, es decir, las instancias). El objetivo es obtener y representar el conocimiento necesario para que la asociación datos personales y peticiones se pueda realizar para obtener una recomendación posible como solución. </text:span></text:p>
      <text:p text:style-name="P50"><text:span text:style-name="T32">Hemos llegado a la conclusión de que tenemos un problema de análisis debido a que conocemos cuál es el conjunto finito de soluciones. Este conjunto está formado por todas las asignaturas que ofrece la facultad a sus estudiantes. En nuestro caso sólo es el subconjunto de asignaturas que hemos escogido para instanciar, dentro de todas las asignaturas de la FIB. </text:span></text:p>
      <text:p text:style-name="P50"><text:span text:style-name="T32">La clasificación heurística se divide teóricamente en tres etapas (abstracción, asociación heurística y refinamiento). Estas etapas encajan el proceso de resolución adquirido del experto. Así, a continuación se detalla el esquema de razonamiento de cada subproblema identificado en la conceptualización: </text:span></text:p>
      <text:p text:style-name="P50"><text:span text:style-name="T37">4.2.1 Abstracción de los datos </text:span></text:p>
      <text:p text:style-name="P50"><text:span text:style-name="T32">Por un lado partimos de unas características del problema que son las características que definen los estudiantes ya sea explícitamente o implícitamente, poniendo explícitamente si desea que esa característica sea una preferencia o bien una restricción, o bién algunas abstracciones explícitas como podría ser el caso de si trabaja en un horario es implícito que las asignaturas recomendadas se asumen en el horario contrario al que trabaja. </text:span></text:p>
      <text:p text:style-name="P50"><text:span text:style-name="T32">También tenemos la información del expediente que en nuestro caso ya estará instanciada para los diferentes estudiantes con sus respectivos expedientes académicos. </text:span></text:p>
      <text:p text:style-name="P51"><text:span text:style-name="T32">Si referenciamos estas etapas desde nuestro código en CLIPS, el módulo perteneciente a esta fase es “</text:span><text:span text:style-name="T33">hacer_preguntas</text:span><text:span text:style-name="T32">” </text:span></text:p>
      <text:p text:style-name="P51"><text:span text:style-name="T32"/></text:p>
      <text:p text:style-name="P51"><text:span text:style-name="T30">4.2.2 Asociación heurística </text:span></text:p>
      <text:p text:style-name="P50"><text:span text:style-name="T32">Una vez hemos abstraído la información, es decir, pasar del Problema Concreto al Problema Abstracto, entonces pasaremos a la siguiente fase en la que queremos pasar del Problema Abstracto a la Solución Abstracta. En esta fase la dividiremos en dos partes: </text:span></text:p>
      <text:p text:style-name="P50"><text:span text:style-name="T32">En primer lugar debemos hacer la inferencia de las características que tienen las asignaturas que forman parte del conjunto solución. </text:span></text:p>
      <text:p text:style-name="P50"><text:span text:style-name="T32">En segundo lugar debemos hacer la inferencia del expediente, es decir, debemos inferir de la misma manera que antes, es decir, las características que tiene el expediente, pero es importante que no solo tengamos en cuenta las características que están expresadas explícitamente, sino que deberemos utilizar el sentido común para inferir las características que están expresadas implicitamente. </text:span></text:p>
      <text:p text:style-name="P50"><text:span text:style-name="T32">Si nos centramos en referencia a nuestro código de CLIPS, los módulos pertenecen a esta fase son: “</text:span><text:span text:style-name="T33">inferir_datos</text:span><text:span text:style-name="T32">” que serán las restricciones y preferencias explícitas obtenidas del módulo de preguntas y “</text:span><text:span text:style-name="T33">expediente</text:span><text:span text:style-name="T32">” </text:span></text:p>
      <text:p text:style-name="P50"><text:span text:style-name="T37">4.2.3 Refinamiento </text:span></text:p>
      <text:p text:style-name="P50"><text:span text:style-name="T32">Una vez realizadas las dos fases anteriores, tan solo queda la última fase. En esta fase la dividiremos en 3 partes. </text:span></text:p>
      <text:p text:style-name="P50"><text:soft-page-break/><text:span text:style-name="T32">En primer lugar nos centraremos en descartar todas aquellas recomendaciones en las cuales se abstrajo del estudiante que era restricción. Por lo que con ello aseguramos que ninguna recomendación contenga un subconjunto de soluciones no válidas. </text:span></text:p>
      <text:p text:style-name="P50"><text:span text:style-name="T32">En segundo lugar nos centraremos en evaluar todas aquellas recomendaciones en las cuales una determinada característica de la asignatura dada por la facultad es igual a la característica que infirió del estudiante a partir del expediente o bien se abstrajo del estudiante una característica como preferencia. Por lo que con ello podemos obtener una justificación de porque </text:span></text:p>
      <text:p text:style-name="P50"><text:span text:style-name="T23">l</text:span><text:span text:style-name="T22">a solución será válida más adelante, y el grado de Recomendación que será el que nos ayude más adelante a saber con qué preferencia deben aparecer. </text:span></text:p>
      <text:p text:style-name="P50"><text:span text:style-name="T34">En esta tercera fase nos centraremos en la ordenación de las recomendaciones. Tal y como hemos mencionado en el párrafo anterior, utilizaremos el grado de Recomendación de manera que nos permita saber en qué orden debemos ofrecer al estudiante el conjunto solución de asignaturas, junto a una justificación donde distinguiremos que cosas han sido inferidas positivamente a partir del expediente o cuales abstraídas del estudiante positivamente. </text:span></text:p>
      <text:p text:style-name="P35"><text:span text:style-name="T34">Si nos centramos en referencia a nuestro código de CLIPS, los módulos pertenecen a esta fase son: “filtrado</text:span><text:span text:style-name="T32">”, “</text:span><text:span text:style-name="T34">valorar_preferencias</text:span><text:span text:style-name="T32">” y “</text:span><text:span text:style-name="T34">recomendaciones</text:span><text:span text:style-name="T32">” </text:span></text:p>
      <text:p text:style-name="P33"><text:span text:style-name="T31"/></text:p>
      <text:p text:style-name="P33"><text:span text:style-name="T31"/></text:p>
      <text:p text:style-name="P33"><text:bookmark-start text:name="Implementació"/><text:span text:style-name="T31">5- Implementació</text:span><text:bookmark-end text:name="Implementació"/></text:p>
      <text:p text:style-name="P33"><text:span text:style-name="T31"/></text:p>
      <text:p text:style-name="P32"><text:span text:style-name="T31">En aquesta fase ja tenim creada la ontologia. Ara la implementarem i encaixarem la descomposició de subproblemes amb la classificació heurística.</text:span></text:p>
      <text:p text:style-name="P33"><text:span text:style-name="T31"/></text:p>
      <text:p text:style-name="P33"><text:bookmark-start text:name="Construcció de la ontologia"/><text:span text:style-name="T31">5.1- Construcció de la ontologia</text:span><text:bookmark-end text:name="Construcció de la ontologia"/></text:p>
      <text:p text:style-name="P33"><text:span text:style-name="T31"/></text:p>
      <text:p text:style-name="P49"><text:span text:style-name="T22">La representación final de la ontología la hemos generado con protege (“ontologia.pprj”) y, además, en el código en CLIPS hemos utilizado 4 deftemplates para las restricciones, las preferencias, el expediente y la recomendación. Dado que hay jerarquía en la clase restricciones, cada tipo en la jerarquía tendrá su propio deftemplate, y análogamente pasará con las preferencias, así podremos hacer distinciones. </text:span></text:p>
      <text:p text:style-name="P36"><text:span text:style-name="T34">En cuanto a las instancias de estas clases, sólo se han hecho de toda la parte del estudiante, las asignaturas y los temas con sus respectivas subclases. Las instancias de la clase restricción se crean de manera dinámica durante la ejecución del programa en cada uno de sus módulos correspondientes, al igual que los deftemplates. </text:span></text:p>
      <text:p text:style-name="P36"><text:span text:style-name="T34"/></text:p>
      <text:p text:style-name="P36"><text:span text:style-name="T34"/></text:p>
      <text:p text:style-name="P36"><text:span text:style-name="T34"/></text:p>
      <text:p text:style-name="P33"><text:span text:style-name="T31"/></text:p>
      <text:p text:style-name="P33"><text:bookmark-start text:name="Mòduls"/><text:soft-page-break/><text:span text:style-name="T31">5.2- Mòduls</text:span><text:bookmark-end text:name="Mòduls"/></text:p>
      <text:p text:style-name="P33"><text:span text:style-name="T31"/></text:p>
      <text:p text:style-name="P33"><text:span text:style-name="T31"/></text:p>
      <text:p text:style-name="P33"><text:span text:style-name="T31"/></text:p>
      <text:p text:style-name="P33"><text:bookmark-start text:name="Prototips"/><text:span text:style-name="T31">5.3- Prototips</text:span><text:bookmark-end text:name="Prototips"/></text:p>
      <text:p text:style-name="P49"><text:span text:style-name="T22">En esta parte de la documentación nos centraremos en explicar detalladamente el proceso de prototipado rápido y desarrollo incremental que vamos a realizar en esta práctica. Seguidamente comentaremos cuál ha sido la distribución que hemos decidido realizar: </text:span></text:p>
      <text:p text:style-name="P49"><text:span text:style-name="T37">5.3.1 Inicial </text:span></text:p>
      <text:p text:style-name="P52"><text:span text:style-name="T32">Después de desarrollar nuestra primera versión de la ontología con protege y antes de crear instancias y de empezar a programar las funciones de procesamiento de datos, diseñamos el siguiente prototipo con el objetivo de comprobar que el programa almacena correctamente los datos introducidos por el estudiante. Principalmente, este prototipo inicial se limita a obtener información dada por el estudiante, es decir, sus restricciones y preferencias. Seguidamente también se obtiene la información dada por el el expediente académico. Luego, consultando los hechos generados desde la terminal de CLIPS, se podía verificar la corrección de la lectura de la información. </text:span></text:p>
      <text:p text:style-name="P52"><text:span text:style-name="T30">5.3.2 Aumentado </text:span></text:p>
      <text:p text:style-name="P49"><text:span text:style-name="T32">Una verificamos que el programa leía e interpretaba correctamente los datos introducidos por el estudiante, creamos algunas instancias y nos dispusimos a escribir el código del procesado. Principalmente, en este prototipo nos centramos en tan solo la asociación heurística dada por las restricciones y preferencias del usuario, sin tener en cuenta la asociación heurística del expediente. Pues era más sencillo y no requería escribir tanto código del proceso para poder comprobar que la solución era satisfactoria. </text:span></text:p>
      <text:p text:style-name="P49"><text:span text:style-name="T32">Seguidamente realizamos las reglas (sólo las referidas a datos explicitados por el estudiante) que descarta todas aquellas asignaturas que no cumplen alguna de las características que el estudiante impuso como una restricción de manera que podemos acotar el espacio de soluciones. </text:span></text:p>
      <text:p text:style-name="P49"><text:span text:style-name="T32">Seguidamente de haber acotado el espacio de soluciones, eliminando aquellas que no pertenecen a una solución posible, hemos valorado por un grado de recomendación las asignaturas que cumplen los criterios de preferencias del estudiante, tal y como hemos dicho sólo hemos tenido en cuenta al estudiante y no al expediente. </text:span></text:p>
      <text:p text:style-name="P49"><text:span text:style-name="T32">Así el prototipo extendido devolvía una solución (recomendación) ordenada en forma de conjunto de asignaturas recomendables que habían pasado el filtrado básico y además habían sido catalogadas mediante el grado de recomendación y su justificación. </text:span></text:p>
      <text:p text:style-name="P49"><text:span text:style-name="T37">5.3.3 Definitivo </text:span></text:p>
      <text:p text:style-name="P49"><text:span text:style-name="T32">Respecto al prototipo definitivo, primeramente hemos aumentado la ontología, concretamente la parte de temas ya que no la habíamos tenido en cuenta hasta el momento y también mejorar las relaciones con expediente, cuatrimestres y convocatoria. </text:span></text:p>
      <text:p text:style-name="P49"><text:span text:style-name="T32">Por otro lado, respecto al código de CLIPS, hemos incrementado el número de reglas, ya que hemos tenido en cuenta la inferencia de expediente, y las correspondientes reglas que permiten descartar y evaluar asignaturas de las cuales debemos obtener la información del expediente en caso que el estudiante hubiese puesto que le es indiferente alguna petición ofrecida por el sistema. Además también hemos definido la parte de reglas que son necesarias para los temas </text:span></text:p>
      <text:p text:style-name="P49"><text:span text:style-name="T22">y las competencias, y hemos implementado algunas reglas de sentido común que se sacaron de la normativa de la facultad. </text:span></text:p>
      <text:p text:style-name="P36"><text:span text:style-name="T34">Respecto la parte de presentación de la recomendación se mantiene igual. Y finalmente tenemos una recomendación definitiva </text:span></text:p>
      <text:p text:style-name="P33"><text:soft-page-break/><text:span text:style-name="T31"/></text:p>
      <text:p text:style-name="P34"><text:bookmark-start text:name="Proves"/><text:span text:style-name="T31">6- Proves</text:span><text:bookmark-end text:name="Pro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5T13:20:00</meta:creation-date>
    <dc:date>2018-12-03T16:54:41.554000000</dc:date>
    <meta:editing-duration>PT23M38S</meta:editing-duration>
    <meta:editing-cycles>6</meta:editing-cycles>
    <meta:generator>LibreOffice/6.0.3.2$Windows_X86_64 LibreOffice_project/8f48d515416608e3a835360314dac7e47fd0b821</meta:generator>
    <meta:initial-creator>evelyn.rovira</meta:initial-creator>
    <meta:document-statistic meta:table-count="0" meta:image-count="0" meta:object-count="0" meta:page-count="18" meta:paragraph-count="189" meta:word-count="4384" meta:character-count="28508" meta:non-whitespace-character-count="24118"/>
  </office:meta>
</office:document-meta>
</file>